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2.3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wolf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czas</text:p>
          </table:table-cell>
          <table:table-cell table:style-name="ce1" office:value-type="string">
            <text:p>cena</text:p>
          </table:table-cell>
          <table:table-cell table:style-name="ce1" table:number-columns-repeated="3"/>
          <table:table-cell table:style-name="ce1" office:value-type="string">
            <text:p>SUMA</text:p>
          </table:table-cell>
          <table:table-cell table:style-name="ce1"/>
          <table:table-cell table:style-name="ce1" office:value-type="string">
            <text:p>Wypłacone</text:p>
          </table:table-cell>
          <table:table-cell table:style-name="ce1"/>
          <table:table-cell table:style-name="ce1" office:value-type="string">
            <text:p>cena za min</text:p>
          </table:table-cell>
          <table:table-cell table:style-name="ce1"/>
        </table:table-row>
        <table:table-row table:style-name="ro1">
          <table:table-cell table:style-name="ce2" office:value-type="date" office:date-value="2010-12-01">
            <text:p>1.12.2010</text:p>
          </table:table-cell>
          <table:table-cell/>
          <table:table-cell table:formula="of:=[.$K$2]*[.B2]" office:value-type="currency" office:currency="PLN" office:value="0">
            <text:p>0,00 zł</text:p>
          </table:table-cell>
          <table:table-cell table:number-columns-repeated="3"/>
          <table:table-cell table:style-name="ce4" table:formula="of:=SUM([.C2:.C35])-SUM([.I2:.I100])+[wombat.G2]+SUM([.G3:.G100])" office:value-type="currency" office:currency="PLN" office:value="0">
            <text:p>0,00 zł</text:p>
          </table:table-cell>
          <table:table-cell table:style-name="ce3" table:number-columns-repeated="2"/>
          <table:table-cell/>
          <table:table-cell table:style-name="ce3" office:value-type="currency" office:currency="PLN" office:value="0.09">
            <text:p>0,09 zł</text:p>
          </table:table-cell>
          <table:table-cell/>
        </table:table-row>
        <table:table-row table:style-name="ro1">
          <table:table-cell table:style-name="ce2" office:value-type="date" office:date-value="2010-12-02">
            <text:p>2.12.2010</text:p>
          </table:table-cell>
          <table:table-cell/>
          <table:table-cell table:formula="of:=IF(ISBLANK(#odwołanie3);&quot;&quot;;[.$K$2]*[.B3])" office:value-type="currency" office:currency="PLN" office:value="0">
            <text:p>0,00 zł</text:p>
          </table:table-cell>
          <table:table-cell table:number-columns-repeated="3"/>
          <table:table-cell table:style-name="ce5" office:value-type="string">
            <text:p>-------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date" office:date-value="2010-12-03">
            <text:p>3.12.2010</text:p>
          </table:table-cell>
          <table:table-cell/>
          <table:table-cell table:formula="of:=IF(ISBLANK(#odwołanie4);&quot;&quot;;[.$K$2]*[.B4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04">
            <text:p>4.12.2010</text:p>
          </table:table-cell>
          <table:table-cell/>
          <table:table-cell table:formula="of:=IF(ISBLANK(#odwołanie5);&quot;&quot;;[.$K$2]*[.B5])" office:value-type="currency" office:currency="PLN" office:value="0">
            <text:p>0,00 zł</text:p>
          </table:table-cell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date" office:date-value="2010-12-05">
            <text:p>5.12.2010</text:p>
          </table:table-cell>
          <table:table-cell/>
          <table:table-cell table:formula="of:=IF(ISBLANK(#odwołanie6);&quot;&quot;;[.$K$2]*[.B6])" office:value-type="currency" office:currency="PLN" office:value="0">
            <text:p>0,00 zł</text:p>
          </table:table-cell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date" office:date-value="2010-12-06">
            <text:p>6.12.2010</text:p>
          </table:table-cell>
          <table:table-cell/>
          <table:table-cell table:formula="of:=IF(ISBLANK(#odwołanie7);&quot;&quot;;[.$K$2]*[.B7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07">
            <text:p>7.12.2010</text:p>
          </table:table-cell>
          <table:table-cell/>
          <table:table-cell table:formula="of:=IF(ISBLANK(#odwołanie8);&quot;&quot;;[.$K$2]*[.B8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08">
            <text:p>8.12.2010</text:p>
          </table:table-cell>
          <table:table-cell/>
          <table:table-cell table:formula="of:=IF(ISBLANK(#odwołanie9);&quot;&quot;;[.$K$2]*[.B9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09">
            <text:p>9.12.2010</text:p>
          </table:table-cell>
          <table:table-cell/>
          <table:table-cell table:formula="of:=IF(ISBLANK(#odwołanie10);&quot;&quot;;[.$K$2]*[.B10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0">
            <text:p>10.12.2010</text:p>
          </table:table-cell>
          <table:table-cell/>
          <table:table-cell table:formula="of:=IF(ISBLANK(#odwołanie11);&quot;&quot;;[.$K$2]*[.B11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1">
            <text:p>11.12.2010</text:p>
          </table:table-cell>
          <table:table-cell/>
          <table:table-cell table:formula="of:=IF(ISBLANK(#odwołanie12);&quot;&quot;;[.$K$2]*[.B12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2">
            <text:p>12.12.2010</text:p>
          </table:table-cell>
          <table:table-cell/>
          <table:table-cell table:formula="of:=IF(ISBLANK(#odwołanie13);&quot;&quot;;[.$K$2]*[.B13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3">
            <text:p>13.12.2010</text:p>
          </table:table-cell>
          <table:table-cell/>
          <table:table-cell table:formula="of:=IF(ISBLANK(#odwołanie14);&quot;&quot;;[.$K$2]*[.B14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4">
            <text:p>14.12.2010</text:p>
          </table:table-cell>
          <table:table-cell/>
          <table:table-cell table:formula="of:=IF(ISBLANK(#odwołanie15);&quot;&quot;;[.$K$2]*[.B15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5">
            <text:p>15.12.2010</text:p>
          </table:table-cell>
          <table:table-cell/>
          <table:table-cell table:formula="of:=IF(ISBLANK(#odwołanie16);&quot;&quot;;[.$K$2]*[.B16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6">
            <text:p>16.12.2010</text:p>
          </table:table-cell>
          <table:table-cell/>
          <table:table-cell table:formula="of:=IF(ISBLANK(#odwołanie17);&quot;&quot;;[.$K$2]*[.B17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7">
            <text:p>17.12.2010</text:p>
          </table:table-cell>
          <table:table-cell/>
          <table:table-cell table:formula="of:=IF(ISBLANK(#odwołanie18);&quot;&quot;;[.$K$2]*[.B18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8">
            <text:p>18.12.2010</text:p>
          </table:table-cell>
          <table:table-cell/>
          <table:table-cell table:formula="of:=IF(ISBLANK(#odwołanie19);&quot;&quot;;[.$K$2]*[.B19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19">
            <text:p>19.12.2010</text:p>
          </table:table-cell>
          <table:table-cell/>
          <table:table-cell table:formula="of:=IF(ISBLANK(#odwołanie20);&quot;&quot;;[.$K$2]*[.B20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20">
            <text:p>20.12.2010</text:p>
          </table:table-cell>
          <table:table-cell/>
          <table:table-cell table:formula="of:=IF(ISBLANK(#odwołanie21);&quot;&quot;;[.$K$2]*[.B21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21">
            <text:p>21.12.2010</text:p>
          </table:table-cell>
          <table:table-cell/>
          <table:table-cell table:formula="of:=IF(ISBLANK(#odwołanie22);&quot;&quot;;[.$K$2]*[.B22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22">
            <text:p>22.12.2010</text:p>
          </table:table-cell>
          <table:table-cell/>
          <table:table-cell table:formula="of:=IF(ISBLANK(#odwołanie23);&quot;&quot;;[.$K$2]*[.B23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23">
            <text:p>23.12.2010</text:p>
          </table:table-cell>
          <table:table-cell/>
          <table:table-cell table:formula="of:=IF(ISBLANK(#odwołanie24);&quot;&quot;;[.$K$2]*[.B24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2"/>
          <table:table-cell table:style-name="ce6"/>
          <table:table-cell table:number-columns-repeated="3"/>
        </table:table-row>
        <table:table-row table:style-name="ro1">
          <table:table-cell table:style-name="ce2" office:value-type="date" office:date-value="2010-12-24">
            <text:p>24.12.2010</text:p>
          </table:table-cell>
          <table:table-cell/>
          <table:table-cell table:formula="of:=IF(ISBLANK(#odwołanie25);&quot;&quot;;[.$K$2]*[.B25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25">
            <text:p>25.12.2010</text:p>
          </table:table-cell>
          <table:table-cell/>
          <table:table-cell table:formula="of:=IF(ISBLANK(#odwołanie26);&quot;&quot;;[.$K$2]*[.B26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26">
            <text:p>26.12.2010</text:p>
          </table:table-cell>
          <table:table-cell/>
          <table:table-cell table:formula="of:=IF(ISBLANK(#odwołanie27);&quot;&quot;;[.$K$2]*[.B27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27">
            <text:p>27.12.2010</text:p>
          </table:table-cell>
          <table:table-cell/>
          <table:table-cell table:formula="of:=IF(ISBLANK(#odwołanie28);&quot;&quot;;[.$K$2]*[.B28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28">
            <text:p>28.12.2010</text:p>
          </table:table-cell>
          <table:table-cell/>
          <table:table-cell table:formula="of:=IF(ISBLANK(#odwołanie29);&quot;&quot;;[.$K$2]*[.B29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2-29">
            <text:p>29.12.2010</text:p>
          </table:table-cell>
          <table:table-cell/>
          <table:table-cell table:formula="of:=IF(ISBLANK(#odwołanie30);&quot;&quot;;[.$K$2]*[.B30])" office:value-type="currency" office:currency="PLN" office:value="0">
            <text:p>0,00 zł</text:p>
          </table:table-cell>
          <table:table-cell table:number-columns-repeated="9"/>
        </table:table-row>
        <table:table-row table:style-name="ro1">
          <table:table-cell table:style-name="ce2" office:value-type="date" office:date-value="2010-12-30">
            <text:p>30.12.2010</text:p>
          </table:table-cell>
          <table:table-cell/>
          <table:table-cell table:formula="of:=IF(ISBLANK(#odwołanie31);&quot;&quot;;[.$K$2]*[.B31])" office:value-type="currency" office:currency="PLN" office:value="0">
            <text:p>0,00 zł</text:p>
          </table:table-cell>
          <table:table-cell table:number-columns-repeated="9"/>
        </table:table-row>
        <table:table-row table:style-name="ro1">
          <table:table-cell table:style-name="ce2" office:value-type="date" office:date-value="2010-12-31">
            <text:p>31.12.2010</text:p>
          </table:table-cell>
          <table:table-cell/>
          <table:table-cell table:formula="of:=IF(ISBLANK(#odwołanie32);&quot;&quot;;[.$K$2]*[.B32])" office:value-type="currency" office:currency="PLN" office:value="0">
            <text:p>0,00 zł</text:p>
          </table:table-cell>
          <table:table-cell table:number-columns-repeated="9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ombat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czas</text:p>
          </table:table-cell>
          <table:table-cell table:style-name="ce1" office:value-type="string">
            <text:p>cena</text:p>
          </table:table-cell>
          <table:table-cell table:style-name="ce1" table:number-columns-repeated="3"/>
          <table:table-cell table:style-name="ce1" office:value-type="string">
            <text:p>SUMA</text:p>
          </table:table-cell>
          <table:table-cell table:style-name="ce1" table:number-columns-repeated="5"/>
        </table:table-row>
        <table:table-row table:style-name="ro1">
          <table:table-cell office:value-type="date" office:date-value="2010-10-01">
            <text:p>1.10.2010</text:p>
          </table:table-cell>
          <table:table-cell/>
          <table:table-cell table:formula="of:=IF(ISBLANK([wombat.B2]);&quot;&quot;;[wolf.$K$2]*[.B2])">
            <text:p/>
          </table:table-cell>
          <table:table-cell table:number-columns-repeated="3"/>
          <table:table-cell table:style-name="ce4" table:formula="of:=SUM([.C2:.C32])" office:value-type="currency" office:currency="PLN" office:value="0">
            <text:p>0,00 zł</text:p>
          </table:table-cell>
          <table:table-cell table:style-name="ce3" table:number-columns-repeated="2"/>
          <table:table-cell/>
          <table:table-cell table:style-name="ce3"/>
          <table:table-cell/>
        </table:table-row>
        <table:table-row table:style-name="ro1">
          <table:table-cell office:value-type="date" office:date-value="2010-10-02">
            <text:p>2.10.2010</text:p>
          </table:table-cell>
          <table:table-cell/>
          <table:table-cell table:formula="of:=IF(ISBLANK([wombat.B3]);&quot;&quot;;[wolf.$K$2]*[.B3])">
            <text:p/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office:value-type="date" office:date-value="2010-10-03">
            <text:p>3.10.2010</text:p>
          </table:table-cell>
          <table:table-cell/>
          <table:table-cell table:formula="of:=IF(ISBLANK([wombat.B4]);&quot;&quot;;[wolf.$K$2]*[.B4])">
            <text:p/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office:value-type="date" office:date-value="2010-10-04">
            <text:p>4.10.2010</text:p>
          </table:table-cell>
          <table:table-cell/>
          <table:table-cell table:formula="of:=IF(ISBLANK([wombat.B5]);&quot;&quot;;[wolf.$K$2]*[.B5])">
            <text:p/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office:value-type="date" office:date-value="2010-10-05">
            <text:p>5.10.2010</text:p>
          </table:table-cell>
          <table:table-cell/>
          <table:table-cell table:formula="of:=IF(ISBLANK([wombat.B6]);&quot;&quot;;[wolf.$K$2]*[.B6])">
            <text:p/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office:value-type="date" office:date-value="2010-10-06">
            <text:p>6.10.2010</text:p>
          </table:table-cell>
          <table:table-cell/>
          <table:table-cell table:formula="of:=IF(ISBLANK([wombat.B7]);&quot;&quot;;[wolf.$K$2]*[.B7])">
            <text:p/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office:value-type="date" office:date-value="2010-10-07">
            <text:p>7.10.2010</text:p>
          </table:table-cell>
          <table:table-cell/>
          <table:table-cell table:formula="of:=IF(ISBLANK([wombat.B8]);&quot;&quot;;[wolf.$K$2]*[.B8])">
            <text:p/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office:value-type="date" office:date-value="2010-10-08">
            <text:p>8.10.2010</text:p>
          </table:table-cell>
          <table:table-cell/>
          <table:table-cell table:formula="of:=IF(ISBLANK([wombat.B9]);&quot;&quot;;[wolf.$K$2]*[.B9])">
            <text:p/>
          </table:table-cell>
          <table:table-cell table:number-columns-repeated="9"/>
        </table:table-row>
        <table:table-row table:style-name="ro1">
          <table:table-cell office:value-type="date" office:date-value="2010-10-09">
            <text:p>9.10.2010</text:p>
          </table:table-cell>
          <table:table-cell/>
          <table:table-cell table:formula="of:=IF(ISBLANK([wombat.B10]);&quot;&quot;;[wolf.$K$2]*[.B10])">
            <text:p/>
          </table:table-cell>
          <table:table-cell table:number-columns-repeated="9"/>
        </table:table-row>
        <table:table-row table:style-name="ro1">
          <table:table-cell office:value-type="date" office:date-value="2010-10-10">
            <text:p>10.10.2010</text:p>
          </table:table-cell>
          <table:table-cell/>
          <table:table-cell table:formula="of:=IF(ISBLANK([wombat.B11]);&quot;&quot;;[wolf.$K$2]*[.B11])">
            <text:p/>
          </table:table-cell>
          <table:table-cell table:number-columns-repeated="9"/>
        </table:table-row>
        <table:table-row table:style-name="ro1">
          <table:table-cell office:value-type="date" office:date-value="2010-10-11">
            <text:p>11.10.2010</text:p>
          </table:table-cell>
          <table:table-cell/>
          <table:table-cell table:formula="of:=IF(ISBLANK([wombat.B12]);&quot;&quot;;[wolf.$K$2]*[.B12])">
            <text:p/>
          </table:table-cell>
          <table:table-cell table:number-columns-repeated="9"/>
        </table:table-row>
        <table:table-row table:style-name="ro1">
          <table:table-cell office:value-type="date" office:date-value="2010-10-12">
            <text:p>12.10.2010</text:p>
          </table:table-cell>
          <table:table-cell/>
          <table:table-cell table:formula="of:=IF(ISBLANK([wombat.B13]);&quot;&quot;;[wolf.$K$2]*[.B13])">
            <text:p/>
          </table:table-cell>
          <table:table-cell table:number-columns-repeated="9"/>
        </table:table-row>
        <table:table-row table:style-name="ro1">
          <table:table-cell office:value-type="date" office:date-value="2010-10-13">
            <text:p>13.10.2010</text:p>
          </table:table-cell>
          <table:table-cell/>
          <table:table-cell table:formula="of:=IF(ISBLANK([wombat.B14]);&quot;&quot;;[wolf.$K$2]*[.B14])">
            <text:p/>
          </table:table-cell>
          <table:table-cell table:number-columns-repeated="9"/>
        </table:table-row>
        <table:table-row table:style-name="ro1">
          <table:table-cell office:value-type="date" office:date-value="2010-10-14">
            <text:p>14.10.2010</text:p>
          </table:table-cell>
          <table:table-cell/>
          <table:table-cell table:formula="of:=IF(ISBLANK([wombat.B15]);&quot;&quot;;[wolf.$K$2]*[.B15])">
            <text:p/>
          </table:table-cell>
          <table:table-cell table:number-columns-repeated="9"/>
        </table:table-row>
        <table:table-row table:style-name="ro1">
          <table:table-cell office:value-type="date" office:date-value="2010-10-15">
            <text:p>15.10.2010</text:p>
          </table:table-cell>
          <table:table-cell/>
          <table:table-cell table:formula="of:=IF(ISBLANK([wombat.B16]);&quot;&quot;;[wolf.$K$2]*[.B16])">
            <text:p/>
          </table:table-cell>
          <table:table-cell table:number-columns-repeated="9"/>
        </table:table-row>
        <table:table-row table:style-name="ro1">
          <table:table-cell office:value-type="date" office:date-value="2010-10-16">
            <text:p>16.10.2010</text:p>
          </table:table-cell>
          <table:table-cell/>
          <table:table-cell table:formula="of:=IF(ISBLANK([wombat.B17]);&quot;&quot;;[wolf.$K$2]*[.B17])">
            <text:p/>
          </table:table-cell>
          <table:table-cell table:number-columns-repeated="9"/>
        </table:table-row>
        <table:table-row table:style-name="ro1">
          <table:table-cell office:value-type="date" office:date-value="2010-10-17">
            <text:p>17.10.2010</text:p>
          </table:table-cell>
          <table:table-cell/>
          <table:table-cell table:formula="of:=IF(ISBLANK([wombat.B18]);&quot;&quot;;[wolf.$K$2]*[.B18])">
            <text:p/>
          </table:table-cell>
          <table:table-cell table:number-columns-repeated="9"/>
        </table:table-row>
        <table:table-row table:style-name="ro1">
          <table:table-cell office:value-type="date" office:date-value="2010-10-18">
            <text:p>18.10.2010</text:p>
          </table:table-cell>
          <table:table-cell/>
          <table:table-cell table:formula="of:=IF(ISBLANK([wombat.B19]);&quot;&quot;;[wolf.$K$2]*[.B19])">
            <text:p/>
          </table:table-cell>
          <table:table-cell table:number-columns-repeated="9"/>
        </table:table-row>
        <table:table-row table:style-name="ro1">
          <table:table-cell office:value-type="date" office:date-value="2010-10-19">
            <text:p>19.10.2010</text:p>
          </table:table-cell>
          <table:table-cell/>
          <table:table-cell table:formula="of:=IF(ISBLANK([wombat.B20]);&quot;&quot;;[wolf.$K$2]*[.B20])">
            <text:p/>
          </table:table-cell>
          <table:table-cell table:number-columns-repeated="9"/>
        </table:table-row>
        <table:table-row table:style-name="ro1">
          <table:table-cell office:value-type="date" office:date-value="2010-10-20">
            <text:p>20.10.2010</text:p>
          </table:table-cell>
          <table:table-cell/>
          <table:table-cell table:formula="of:=IF(ISBLANK([wombat.B21]);&quot;&quot;;[wolf.$K$2]*[.B21])">
            <text:p/>
          </table:table-cell>
          <table:table-cell table:number-columns-repeated="9"/>
        </table:table-row>
        <table:table-row table:style-name="ro1">
          <table:table-cell office:value-type="date" office:date-value="2010-10-21">
            <text:p>21.10.2010</text:p>
          </table:table-cell>
          <table:table-cell/>
          <table:table-cell table:formula="of:=IF(ISBLANK([wombat.B22]);&quot;&quot;;[wolf.$K$2]*[.B22])">
            <text:p/>
          </table:table-cell>
          <table:table-cell table:number-columns-repeated="9"/>
        </table:table-row>
        <table:table-row table:style-name="ro1">
          <table:table-cell office:value-type="date" office:date-value="2010-10-22">
            <text:p>22.10.2010</text:p>
          </table:table-cell>
          <table:table-cell/>
          <table:table-cell table:formula="of:=IF(ISBLANK([wombat.B23]);&quot;&quot;;[wolf.$K$2]*[.B23])">
            <text:p/>
          </table:table-cell>
          <table:table-cell table:number-columns-repeated="9"/>
        </table:table-row>
        <table:table-row table:style-name="ro1">
          <table:table-cell office:value-type="date" office:date-value="2010-10-23">
            <text:p>23.10.2010</text:p>
          </table:table-cell>
          <table:table-cell/>
          <table:table-cell table:formula="of:=IF(ISBLANK([wombat.B24]);&quot;&quot;;[wolf.$K$2]*[.B24])">
            <text:p/>
          </table:table-cell>
          <table:table-cell table:number-columns-repeated="9"/>
        </table:table-row>
        <table:table-row table:style-name="ro1">
          <table:table-cell office:value-type="date" office:date-value="2010-10-24">
            <text:p>24.10.2010</text:p>
          </table:table-cell>
          <table:table-cell/>
          <table:table-cell table:formula="of:=IF(ISBLANK([wombat.B25]);&quot;&quot;;[wolf.$K$2]*[.B25])">
            <text:p/>
          </table:table-cell>
          <table:table-cell table:number-columns-repeated="9"/>
        </table:table-row>
        <table:table-row table:style-name="ro1">
          <table:table-cell office:value-type="date" office:date-value="2010-10-25">
            <text:p>25.10.2010</text:p>
          </table:table-cell>
          <table:table-cell/>
          <table:table-cell table:formula="of:=IF(ISBLANK([wombat.B26]);&quot;&quot;;[wolf.$K$2]*[.B26])">
            <text:p/>
          </table:table-cell>
          <table:table-cell table:number-columns-repeated="9"/>
        </table:table-row>
        <table:table-row table:style-name="ro1">
          <table:table-cell office:value-type="date" office:date-value="2010-10-26">
            <text:p>26.10.2010</text:p>
          </table:table-cell>
          <table:table-cell/>
          <table:table-cell table:formula="of:=IF(ISBLANK([wombat.B27]);&quot;&quot;;[wolf.$K$2]*[.B27])">
            <text:p/>
          </table:table-cell>
          <table:table-cell table:number-columns-repeated="9"/>
        </table:table-row>
        <table:table-row table:style-name="ro1">
          <table:table-cell office:value-type="date" office:date-value="2010-10-27">
            <text:p>27.10.2010</text:p>
          </table:table-cell>
          <table:table-cell/>
          <table:table-cell table:formula="of:=IF(ISBLANK([wombat.B28]);&quot;&quot;;[wolf.$K$2]*[.B28])">
            <text:p/>
          </table:table-cell>
          <table:table-cell table:number-columns-repeated="9"/>
        </table:table-row>
        <table:table-row table:style-name="ro1">
          <table:table-cell office:value-type="date" office:date-value="2010-10-28">
            <text:p>28.10.2010</text:p>
          </table:table-cell>
          <table:table-cell/>
          <table:table-cell table:formula="of:=IF(ISBLANK([wombat.B29]);&quot;&quot;;[wolf.$K$2]*[.B29])">
            <text:p/>
          </table:table-cell>
          <table:table-cell table:number-columns-repeated="9"/>
        </table:table-row>
        <table:table-row table:style-name="ro1">
          <table:table-cell office:value-type="date" office:date-value="2010-10-29">
            <text:p>29.10.2010</text:p>
          </table:table-cell>
          <table:table-cell/>
          <table:table-cell table:formula="of:=IF(ISBLANK([wombat.B30]);&quot;&quot;;[wolf.$K$2]*[.B30])">
            <text:p/>
          </table:table-cell>
          <table:table-cell table:number-columns-repeated="9"/>
        </table:table-row>
        <table:table-row table:style-name="ro1">
          <table:table-cell office:value-type="date" office:date-value="2010-10-30">
            <text:p>30.10.2010</text:p>
          </table:table-cell>
          <table:table-cell/>
          <table:table-cell table:formula="of:=IF(ISBLANK([wombat.B31]);&quot;&quot;;[wolf.$K$2]*[.B31])">
            <text:p/>
          </table:table-cell>
          <table:table-cell table:number-columns-repeated="9"/>
        </table:table-row>
        <table:table-row table:style-name="ro1">
          <table:table-cell office:value-type="date" office:date-value="2010-10-31">
            <text:p>31.10.2010</text:p>
          </table:table-cell>
          <table:table-cell/>
          <table:table-cell table:formula="of:=IF(ISBLANK([wombat.B32]);&quot;&quot;;[wolf.$K$2]*[.B32])">
            <text:p/>
          </table:table-cell>
          <table:table-cell table:number-columns-repeated="9"/>
        </table:table-row>
        <table:table-row table:style-name="ro1" table:number-rows-repeated="5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listopad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czas</text:p>
          </table:table-cell>
          <table:table-cell table:style-name="ce1" office:value-type="string">
            <text:p>cena</text:p>
          </table:table-cell>
          <table:table-cell table:style-name="ce1" table:number-columns-repeated="3"/>
          <table:table-cell table:style-name="ce1" office:value-type="string">
            <text:p>SUMA</text:p>
          </table:table-cell>
          <table:table-cell table:style-name="ce1"/>
          <table:table-cell table:style-name="ce1" office:value-type="string">
            <text:p>Wypłacone</text:p>
          </table:table-cell>
          <table:table-cell table:style-name="ce1"/>
          <table:table-cell table:style-name="ce1" office:value-type="string">
            <text:p>cena za min</text:p>
          </table:table-cell>
          <table:table-cell table:style-name="ce1"/>
        </table:table-row>
        <table:table-row table:style-name="ro1">
          <table:table-cell table:style-name="ce2" office:value-type="date" office:date-value="2010-11-01">
            <text:p>1.11.2010</text:p>
          </table:table-cell>
          <table:table-cell office:value-type="float" office:value="257">
            <text:p>257</text:p>
          </table:table-cell>
          <table:table-cell table:formula="of:=[.$K$2]*[.B2]" office:value-type="currency" office:currency="PLN" office:value="17.99">
            <text:p>17,99 zł</text:p>
          </table:table-cell>
          <table:table-cell table:number-columns-repeated="3"/>
          <table:table-cell table:style-name="ce4" table:formula="of:=SUM([.C2:.C35])-SUM([.I2:.I100])+SUM([.G3:.G100])" office:value-type="currency" office:currency="PLN" office:value="116.35">
            <text:p>116,35 zł</text:p>
          </table:table-cell>
          <table:table-cell table:style-name="ce3"/>
          <table:table-cell table:style-name="ce3" office:value-type="currency" office:currency="PLN" office:value="900">
            <text:p>900,00 zł</text:p>
          </table:table-cell>
          <table:table-cell/>
          <table:table-cell table:style-name="ce3" office:value-type="currency" office:currency="PLN" office:value="0.07">
            <text:p>0,07 zł</text:p>
          </table:table-cell>
          <table:table-cell/>
        </table:table-row>
        <table:table-row table:style-name="ro1">
          <table:table-cell table:style-name="ce2" office:value-type="date" office:date-value="2010-11-02">
            <text:p>2.11.2010</text:p>
          </table:table-cell>
          <table:table-cell office:value-type="float" office:value="39">
            <text:p>39</text:p>
          </table:table-cell>
          <table:table-cell table:formula="of:=IF(ISBLANK(#odwołanie3);&quot;&quot;;[.$K$2]*[.B3])" office:value-type="currency" office:currency="PLN" office:value="2.73">
            <text:p>2,73 zł</text:p>
          </table:table-cell>
          <table:table-cell table:number-columns-repeated="3"/>
          <table:table-cell table:style-name="ce5" office:value-type="string">
            <text:p>-------</text:p>
          </table:table-cell>
          <table:table-cell table:style-name="ce3"/>
          <table:table-cell table:style-name="ce3" office:value-type="currency" office:currency="PLN" office:value="200">
            <text:p>200,00 zł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11-03">
            <text:p>3.11.2010</text:p>
          </table:table-cell>
          <table:table-cell office:value-type="float" office:value="565">
            <text:p>565</text:p>
          </table:table-cell>
          <table:table-cell table:formula="of:=IF(ISBLANK(#odwołanie4);&quot;&quot;;[.$K$2]*[.B4])" office:value-type="currency" office:currency="PLN" office:value="39.55">
            <text:p>39,55 zł</text:p>
          </table:table-cell>
          <table:table-cell table:number-columns-repeated="3"/>
          <table:table-cell table:style-name="ce3" table:number-columns-repeated="2"/>
          <table:table-cell table:style-name="ce3" table:formula="of:=-681.71-0.89" office:value-type="currency" office:currency="PLN" office:value="-682.6">
            <text:p>-682,60 zł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11-04">
            <text:p>4.11.2010</text:p>
          </table:table-cell>
          <table:table-cell office:value-type="float" office:value="337">
            <text:p>337</text:p>
          </table:table-cell>
          <table:table-cell table:formula="of:=IF(ISBLANK(#odwołanie5);&quot;&quot;;[.$K$2]*[.B5])" office:value-type="currency" office:currency="PLN" office:value="23.59">
            <text:p>23,59 zł</text:p>
          </table:table-cell>
          <table:table-cell table:number-columns-repeated="4"/>
          <table:table-cell table:style-name="ce3"/>
          <table:table-cell table:style-name="ce3" office:value-type="currency" office:currency="PLN" office:value="-24.78">
            <text:p>-24,78 zł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11-05">
            <text:p>5.11.2010</text:p>
          </table:table-cell>
          <table:table-cell office:value-type="float" office:value="289">
            <text:p>289</text:p>
          </table:table-cell>
          <table:table-cell table:formula="of:=IF(ISBLANK(#odwołanie6);&quot;&quot;;[.$K$2]*[.B6])" office:value-type="currency" office:currency="PLN" office:value="20.23">
            <text:p>20,23 zł</text:p>
          </table:table-cell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date" office:date-value="2010-11-06">
            <text:p>6.11.2010</text:p>
          </table:table-cell>
          <table:table-cell office:value-type="float" office:value="238">
            <text:p>238</text:p>
          </table:table-cell>
          <table:table-cell table:formula="of:=IF(ISBLANK(#odwołanie7);&quot;&quot;;[.$K$2]*[.B7])" office:value-type="currency" office:currency="PLN" office:value="16.66">
            <text:p>16,66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07">
            <text:p>7.11.2010</text:p>
          </table:table-cell>
          <table:table-cell office:value-type="float" office:value="218">
            <text:p>218</text:p>
          </table:table-cell>
          <table:table-cell table:formula="of:=IF(ISBLANK(#odwołanie8);&quot;&quot;;[.$K$2]*[.B8])" office:value-type="currency" office:currency="PLN" office:value="15.26">
            <text:p>15,26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08">
            <text:p>8.11.2010</text:p>
          </table:table-cell>
          <table:table-cell office:value-type="float" office:value="152">
            <text:p>152</text:p>
          </table:table-cell>
          <table:table-cell table:formula="of:=IF(ISBLANK(#odwołanie9);&quot;&quot;;[.$K$2]*[.B9])" office:value-type="currency" office:currency="PLN" office:value="10.64">
            <text:p>10,64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09">
            <text:p>9.11.2010</text:p>
          </table:table-cell>
          <table:table-cell office:value-type="float" office:value="266">
            <text:p>266</text:p>
          </table:table-cell>
          <table:table-cell table:formula="of:=IF(ISBLANK(#odwołanie10);&quot;&quot;;[.$K$2]*[.B10])" office:value-type="currency" office:currency="PLN" office:value="18.62">
            <text:p>18,62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0">
            <text:p>10.11.2010</text:p>
          </table:table-cell>
          <table:table-cell office:value-type="float" office:value="476">
            <text:p>476</text:p>
          </table:table-cell>
          <table:table-cell table:formula="of:=IF(ISBLANK(#odwołanie11);&quot;&quot;;[.$K$2]*[.B11])" office:value-type="currency" office:currency="PLN" office:value="33.32">
            <text:p>33,32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1">
            <text:p>11.11.2010</text:p>
          </table:table-cell>
          <table:table-cell office:value-type="float" office:value="488">
            <text:p>488</text:p>
          </table:table-cell>
          <table:table-cell table:formula="of:=IF(ISBLANK(#odwołanie12);&quot;&quot;;[.$K$2]*[.B12])" office:value-type="currency" office:currency="PLN" office:value="34.16">
            <text:p>34,16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2">
            <text:p>12.11.2010</text:p>
          </table:table-cell>
          <table:table-cell office:value-type="float" office:value="349">
            <text:p>349</text:p>
          </table:table-cell>
          <table:table-cell table:formula="of:=IF(ISBLANK(#odwołanie13);&quot;&quot;;[.$K$2]*[.B13])" office:value-type="currency" office:currency="PLN" office:value="24.43">
            <text:p>24,43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3">
            <text:p>13.11.2010</text:p>
          </table:table-cell>
          <table:table-cell office:value-type="float" office:value="437">
            <text:p>437</text:p>
          </table:table-cell>
          <table:table-cell table:formula="of:=IF(ISBLANK(#odwołanie14);&quot;&quot;;[.$K$2]*[.B14])" office:value-type="currency" office:currency="PLN" office:value="30.59">
            <text:p>30,59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4">
            <text:p>14.11.2010</text:p>
          </table:table-cell>
          <table:table-cell office:value-type="float" office:value="758">
            <text:p>758</text:p>
          </table:table-cell>
          <table:table-cell table:formula="of:=IF(ISBLANK(#odwołanie15);&quot;&quot;;[.$K$2]*[.B15])" office:value-type="currency" office:currency="PLN" office:value="53.06">
            <text:p>53,06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5">
            <text:p>15.11.2010</text:p>
          </table:table-cell>
          <table:table-cell office:value-type="float" office:value="330">
            <text:p>330</text:p>
          </table:table-cell>
          <table:table-cell table:formula="of:=IF(ISBLANK(#odwołanie16);&quot;&quot;;[.$K$2]*[.B16])" office:value-type="currency" office:currency="PLN" office:value="23.1">
            <text:p>23,1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6">
            <text:p>16.11.2010</text:p>
          </table:table-cell>
          <table:table-cell office:value-type="float" office:value="396">
            <text:p>396</text:p>
          </table:table-cell>
          <table:table-cell table:formula="of:=IF(ISBLANK(#odwołanie17);&quot;&quot;;[.$K$2]*[.B17])" office:value-type="currency" office:currency="PLN" office:value="27.72">
            <text:p>27,72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7">
            <text:p>17.11.2010</text:p>
          </table:table-cell>
          <table:table-cell office:value-type="float" office:value="88">
            <text:p>88</text:p>
          </table:table-cell>
          <table:table-cell table:formula="of:=IF(ISBLANK(#odwołanie18);&quot;&quot;;[.$K$2]*[.B18])" office:value-type="currency" office:currency="PLN" office:value="6.16">
            <text:p>6,16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8">
            <text:p>18.11.2010</text:p>
          </table:table-cell>
          <table:table-cell/>
          <table:table-cell table:formula="of:=IF(ISBLANK(#odwołanie19);&quot;&quot;;[.$K$2]*[.B19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19">
            <text:p>19.11.2010</text:p>
          </table:table-cell>
          <table:table-cell/>
          <table:table-cell table:formula="of:=IF(ISBLANK(#odwołanie20);&quot;&quot;;[.$K$2]*[.B20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20">
            <text:p>20.11.2010</text:p>
          </table:table-cell>
          <table:table-cell/>
          <table:table-cell table:formula="of:=IF(ISBLANK(#odwołanie21);&quot;&quot;;[.$K$2]*[.B21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21">
            <text:p>21.11.2010</text:p>
          </table:table-cell>
          <table:table-cell/>
          <table:table-cell table:formula="of:=IF(ISBLANK(#odwołanie22);&quot;&quot;;[.$K$2]*[.B22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22">
            <text:p>22.11.2010</text:p>
          </table:table-cell>
          <table:table-cell/>
          <table:table-cell table:formula="of:=IF(ISBLANK(#odwołanie23);&quot;&quot;;[.$K$2]*[.B23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23">
            <text:p>23.11.2010</text:p>
          </table:table-cell>
          <table:table-cell/>
          <table:table-cell table:formula="of:=IF(ISBLANK(#odwołanie24);&quot;&quot;;[.$K$2]*[.B24])" office:value-type="currency" office:currency="PLN" office:value="0">
            <text:p>0,00 zł</text:p>
          </table:table-cell>
          <table:table-cell table:number-columns-repeated="3"/>
          <table:table-cell table:style-name="ce3" table:number-columns-repeated="2"/>
          <table:table-cell table:style-name="ce6"/>
          <table:table-cell table:number-columns-repeated="3"/>
        </table:table-row>
        <table:table-row table:style-name="ro1">
          <table:table-cell table:style-name="ce2" office:value-type="date" office:date-value="2010-11-24">
            <text:p>24.11.2010</text:p>
          </table:table-cell>
          <table:table-cell office:value-type="float" office:value="4">
            <text:p>4</text:p>
          </table:table-cell>
          <table:table-cell table:formula="of:=IF(ISBLANK(#odwołanie25);&quot;&quot;;[.$K$2]*[.B25])" office:value-type="currency" office:currency="PLN" office:value="0.28">
            <text:p>0,28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25">
            <text:p>25.11.2010</text:p>
          </table:table-cell>
          <table:table-cell office:value-type="float" office:value="137">
            <text:p>137</text:p>
          </table:table-cell>
          <table:table-cell table:formula="of:=IF(ISBLANK(#odwołanie26);&quot;&quot;;[.$K$2]*[.B26])" office:value-type="currency" office:currency="PLN" office:value="9.59">
            <text:p>9,59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26">
            <text:p>26.11.2010</text:p>
          </table:table-cell>
          <table:table-cell office:value-type="float" office:value="358">
            <text:p>358</text:p>
          </table:table-cell>
          <table:table-cell table:formula="of:=IF(ISBLANK(#odwołanie27);&quot;&quot;;[.$K$2]*[.B27])" office:value-type="currency" office:currency="PLN" office:value="25.06">
            <text:p>25,06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27">
            <text:p>27.11.2010</text:p>
          </table:table-cell>
          <table:table-cell office:value-type="float" office:value="421">
            <text:p>421</text:p>
          </table:table-cell>
          <table:table-cell table:formula="of:=IF(ISBLANK(#odwołanie28);&quot;&quot;;[.$K$2]*[.B28])" office:value-type="currency" office:currency="PLN" office:value="29.47">
            <text:p>29,47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28">
            <text:p>28.11.2010</text:p>
          </table:table-cell>
          <table:table-cell office:value-type="float" office:value="222">
            <text:p>222</text:p>
          </table:table-cell>
          <table:table-cell table:formula="of:=IF(ISBLANK(#odwołanie29);&quot;&quot;;[.$K$2]*[.B29])" office:value-type="currency" office:currency="PLN" office:value="15.54">
            <text:p>15,54 zł</text:p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 office:value-type="date" office:date-value="2010-11-29">
            <text:p>29.11.2010</text:p>
          </table:table-cell>
          <table:table-cell office:value-type="float" office:value="286">
            <text:p>286</text:p>
          </table:table-cell>
          <table:table-cell table:formula="of:=IF(ISBLANK(#odwołanie30);&quot;&quot;;[.$K$2]*[.B30])" office:value-type="currency" office:currency="PLN" office:value="20.02">
            <text:p>20,02 zł</text:p>
          </table:table-cell>
          <table:table-cell table:number-columns-repeated="9"/>
        </table:table-row>
        <table:table-row table:style-name="ro1">
          <table:table-cell table:style-name="ce2" office:value-type="date" office:date-value="2010-11-30">
            <text:p>30.11.2010</text:p>
          </table:table-cell>
          <table:table-cell office:value-type="float" office:value="160">
            <text:p>160</text:p>
          </table:table-cell>
          <table:table-cell table:formula="of:=IF(ISBLANK(#odwołanie31);&quot;&quot;;[.$K$2]*[.B31])" office:value-type="currency" office:currency="PLN" office:value="11.2">
            <text:p>11,20 zł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1">01.01.2011</text:date>, <text:time>21:59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5T10:31:41</meta:creation-date>
    <dc:date>2011-01-01T21:59:21</dc:date>
    <meta:editing-duration>PT05H52M02S</meta:editing-duration>
    <meta:editing-cycles>159</meta:editing-cycles>
    <meta:generator>OpenOffice.org/3.2$Linux OpenOffice.org_project/320m19$Build-9505</meta:generator>
    <meta:document-statistic meta:table-count="3" meta:cell-count="303" meta:object-count="0"/>
  </office:meta>
</office:document-meta>
</file>